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7"/>
    <style:style style:name="ce4" style:family="table-cell" style:parent-style-name="Default" style:data-style-name="N2"/>
    <style:style style:name="ce5" style:family="table-cell" style:parent-style-name="Default" style:data-style-name="N37"/>
    <style:style style:name="co1" style:family="table-column">
      <style:table-column-properties fo:break-before="auto" style:column-width="4.418541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6.87916666666667cm" style:use-optimal-column-width="true"/>
    </style:style>
    <style:style style:name="co4" style:family="table-column">
      <style:table-column-properties fo:break-before="auto" style:column-width="6.32354166666667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Diagramm 1" svg:x="3.23167in" svg:y="3.80269in" svg:width="12.12967in" svg:height="7.9655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3"/>
        <table:table-column table:style-name="co4" table:default-cell-style-name="ce1"/>
        <table:table-column table:style-name="co4" table:default-cell-style-name="ce4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Distance to object in cm</text:p>
          </table:table-cell>
          <table:table-cell office:value-type="string" table:style-name="ce1">
            <text:p>Kamera L x</text:p>
          </table:table-cell>
          <table:table-cell office:value-type="string" table:style-name="ce1">
            <text:p>Kamera R x</text:p>
          </table:table-cell>
          <table:table-cell office:value-type="string" table:style-name="ce1">
            <text:p>Disparität</text:p>
          </table:table-cell>
          <table:table-cell office:value-type="string" table:style-name="ce3">
            <text:p>Errechnete Entfernung ohne korrektur</text:p>
          </table:table-cell>
          <table:table-cell office:value-type="string" table:style-name="ce5">
            <text:p>Errechnete Entfernung mit korrektur</text:p>
          </table:table-cell>
          <table:table-cell office:value-type="string" table:style-name="ce1">
            <text:p>Abweichung in cm</text:p>
          </table:table-cell>
          <table:table-cell office:value-type="string" table:style-name="ce4">
            <text:p>Abweichung in %</text:p>
          </table:table-cell>
          <table:table-cell office:value-type="string" table:style-name="ce1">
            <text:p>Korrigierte Werte</text:p>
          </table:table-cell>
          <table:table-cell office:value-type="string" table:style-name="ce1">
            <text:p>Abweicung in %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06" table:style-name="ce1">
            <text:p>206</text:p>
          </table:table-cell>
          <table:table-cell office:value-type="float" office:value="395" table:style-name="ce1">
            <text:p>395</text:p>
          </table:table-cell>
          <table:table-cell office:value-type="float" office:value="189" table:formula="of:=[.C2]-[.B2]" table:style-name="ce1">
            <text:p>189</text:p>
          </table:table-cell>
          <table:table-cell office:value-type="float" office:value="21.050399292102352" table:formula="of:=([.$B$29]*[.$B$27])/(2*TAN(RADIANS([.$B$28])/2)*([.D2]))" table:style-name="ce3">
            <text:p>21.050</text:p>
          </table:table-cell>
          <table:table-cell office:value-type="float" office:value="19.965143896505381" table:formula="of:=[.$B$25]*([.D2]^[.$B$26])" table:style-name="ce3">
            <text:p>19.965</text:p>
          </table:table-cell>
          <table:table-cell office:value-type="float" office:value="1.0503992921023517" table:formula="of:=[.E2]-[.A2]" table:style-name="ce3">
            <text:p>1.050</text:p>
          </table:table-cell>
          <table:table-cell office:value-type="float" office:value="5.2519964605117586" table:formula="of:=([.G2]/[.A2])*100" table:style-name="ce4">
            <text:p>5.25</text:p>
          </table:table-cell>
          <table:table-cell office:value-type="float" office:value="-3.4856103494618651E-2" table:formula="of:=[.F2]-[.A2]" table:style-name="ce1">
            <text:p>-0.034856103</text:p>
          </table:table-cell>
          <table:table-cell office:value-type="float" office:value="-0.17428051747309325" table:formula="of:=([.I2]/[.A2])*100" table:style-name="ce4">
            <text:p>-0.17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28" table:style-name="ce1">
            <text:p>228</text:p>
          </table:table-cell>
          <table:table-cell office:value-type="float" office:value="381" table:style-name="ce1">
            <text:p>381</text:p>
          </table:table-cell>
          <table:table-cell office:value-type="float" office:value="153" table:formula="of:=[.C3]-[.B3]" table:style-name="ce1">
            <text:p>153</text:p>
          </table:table-cell>
          <table:table-cell office:value-type="float" office:value="26.003434419655846" table:formula="of:=([.$B$29]*[.$B$27])/(2*TAN(RADIANS([.$B$28])/2)*([.D3]))" table:style-name="ce3">
            <text:p>26.003</text:p>
          </table:table-cell>
          <table:table-cell office:value-type="float" office:value="24.848123636300446" table:formula="of:=[.$B$25]*([.D3]^[.$B$26])" table:style-name="ce3">
            <text:p>24.848</text:p>
          </table:table-cell>
          <table:table-cell office:value-type="float" office:value="1.0034344196558465" table:formula="of:=[.E3]-[.A3]" table:style-name="ce3">
            <text:p>1.003</text:p>
          </table:table-cell>
          <table:table-cell office:value-type="float" office:value="4.0137376786233858" table:formula="of:=([.G3]/[.A3])*100" table:style-name="ce4">
            <text:p>4.01</text:p>
          </table:table-cell>
          <table:table-cell office:value-type="float" office:value="-0.15187636369955371" table:formula="of:=[.F3]-[.A3]" table:style-name="ce1">
            <text:p>-0.151876364</text:p>
          </table:table-cell>
          <table:table-cell office:value-type="float" office:value="-0.60750545479821483" table:formula="of:=([.I3]/[.A3])*100" table:style-name="ce4">
            <text:p>-0.61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44" table:style-name="ce1">
            <text:p>244</text:p>
          </table:table-cell>
          <table:table-cell office:value-type="float" office:value="373" table:style-name="ce1">
            <text:p>373</text:p>
          </table:table-cell>
          <table:table-cell office:value-type="float" office:value="129" table:formula="of:=[.C4]-[.B4]" table:style-name="ce1">
            <text:p>129</text:p>
          </table:table-cell>
          <table:table-cell office:value-type="float" office:value="30.841282683777866" table:formula="of:=([.$B$29]*[.$B$27])/(2*TAN(RADIANS([.$B$28])/2)*([.D4]))" table:style-name="ce3">
            <text:p>30.841</text:p>
          </table:table-cell>
          <table:table-cell office:value-type="float" office:value="29.649694610918178" table:formula="of:=[.$B$25]*([.D4]^[.$B$26])" table:style-name="ce3">
            <text:p>29.650</text:p>
          </table:table-cell>
          <table:table-cell office:value-type="float" office:value="0.84128268377786597" table:formula="of:=[.E4]-[.A4]" table:style-name="ce3">
            <text:p>0.841</text:p>
          </table:table-cell>
          <table:table-cell office:value-type="float" office:value="2.8042756125928867" table:formula="of:=([.G4]/[.A4])*100" table:style-name="ce4">
            <text:p>2.80</text:p>
          </table:table-cell>
          <table:table-cell office:value-type="float" office:value="-0.35030538908182152" table:formula="of:=[.F4]-[.A4]" table:style-name="ce1">
            <text:p>-0.350305389</text:p>
          </table:table-cell>
          <table:table-cell office:value-type="float" office:value="-1.1676846302727384" table:formula="of:=([.I4]/[.A4])*100" table:style-name="ce4">
            <text:p>-1.17</text:p>
          </table:table-cell>
          <table:table-cell table:style-name="ce1">
            <draw:frame draw:z-index="2" draw:id="id1" draw:style-name="a1" draw:name="Diagramm 2" svg:x="0.01894in" svg:y="0.15152in" svg:width="18.04924in" svg:height="12.291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58" table:style-name="ce1">
            <text:p>258</text:p>
          </table:table-cell>
          <table:table-cell office:value-type="float" office:value="367" table:style-name="ce1">
            <text:p>367</text:p>
          </table:table-cell>
          <table:table-cell office:value-type="float" office:value="109" table:formula="of:=[.C5]-[.B5]" table:style-name="ce1">
            <text:p>109</text:p>
          </table:table-cell>
          <table:table-cell office:value-type="float" office:value="36.500233634929771" table:formula="of:=([.$B$29]*[.$B$27])/(2*TAN(RADIANS([.$B$28])/2)*([.D5]))" table:style-name="ce3">
            <text:p>36.500</text:p>
          </table:table-cell>
          <table:table-cell office:value-type="float" office:value="35.300031817250165" table:formula="of:=[.$B$25]*([.D5]^[.$B$26])" table:style-name="ce3">
            <text:p>35.300</text:p>
          </table:table-cell>
          <table:table-cell office:value-type="float" office:value="1.5002336349297707" table:formula="of:=[.E5]-[.A5]" table:style-name="ce3">
            <text:p>1.500</text:p>
          </table:table-cell>
          <table:table-cell office:value-type="float" office:value="4.2863818140850594" table:formula="of:=([.G5]/[.A5])*100" table:style-name="ce4">
            <text:p>4.29</text:p>
          </table:table-cell>
          <table:table-cell office:value-type="float" office:value="0.30003181725016503" table:formula="of:=[.F5]-[.A5]" table:style-name="ce1">
            <text:p>0.300031817</text:p>
          </table:table-cell>
          <table:table-cell office:value-type="float" office:value="0.85723376357190006" table:formula="of:=([.I5]/[.A5])*100" table:style-name="ce4">
            <text:p>0.86</text:p>
          </table:table-cell>
          <table:table-cell table:number-columns-repeated="16374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65" table:style-name="ce1">
            <text:p>265</text:p>
          </table:table-cell>
          <table:table-cell office:value-type="float" office:value="362" table:style-name="ce1">
            <text:p>362</text:p>
          </table:table-cell>
          <table:table-cell office:value-type="float" office:value="97" table:formula="of:=[.C6]-[.B6]" table:style-name="ce1">
            <text:p>97</text:p>
          </table:table-cell>
          <table:table-cell office:value-type="float" office:value="41.015726455745821" table:formula="of:=([.$B$29]*[.$B$27])/(2*TAN(RADIANS([.$B$28])/2)*([.D6]))" table:style-name="ce3">
            <text:p>41.016</text:p>
          </table:table-cell>
          <table:table-cell office:value-type="float" office:value="39.831274580810465" table:formula="of:=[.$B$25]*([.D6]^[.$B$26])" table:style-name="ce3">
            <text:p>39.831</text:p>
          </table:table-cell>
          <table:table-cell office:value-type="float" office:value="1.0157264557458205" table:formula="of:=[.E6]-[.A6]" table:style-name="ce3">
            <text:p>1.016</text:p>
          </table:table-cell>
          <table:table-cell office:value-type="float" office:value="2.5393161393645514" table:formula="of:=([.G6]/[.A6])*100" table:style-name="ce4">
            <text:p>2.54</text:p>
          </table:table-cell>
          <table:table-cell office:value-type="float" office:value="-0.16872541918953488" table:formula="of:=[.F6]-[.A6]" table:style-name="ce1">
            <text:p>-0.168725419</text:p>
          </table:table-cell>
          <table:table-cell office:value-type="float" office:value="-0.42181354797383719" table:formula="of:=([.I6]/[.A6])*100" table:style-name="ce4">
            <text:p>-0.42</text:p>
          </table:table-cell>
          <table:table-cell table:number-columns-repeated="16374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80" table:style-name="ce1">
            <text:p>280</text:p>
          </table:table-cell>
          <table:table-cell office:value-type="float" office:value="365" table:style-name="ce1">
            <text:p>365</text:p>
          </table:table-cell>
          <table:table-cell office:value-type="float" office:value="85" table:formula="of:=[.C7]-[.B7]" table:style-name="ce1">
            <text:p>85</text:p>
          </table:table-cell>
          <table:table-cell office:value-type="float" office:value="46.806181955380524" table:formula="of:=([.$B$29]*[.$B$27])/(2*TAN(RADIANS([.$B$28])/2)*([.D7]))" table:style-name="ce3">
            <text:p>46.806</text:p>
          </table:table-cell>
          <table:table-cell office:value-type="float" office:value="45.667645434341864" table:formula="of:=[.$B$25]*([.D7]^[.$B$26])" table:style-name="ce3">
            <text:p>45.668</text:p>
          </table:table-cell>
          <table:table-cell office:value-type="float" office:value="1.8061819553805236" table:formula="of:=[.E7]-[.A7]" table:style-name="ce3">
            <text:p>1.806</text:p>
          </table:table-cell>
          <table:table-cell office:value-type="float" office:value="4.0137376786233858" table:formula="of:=([.G7]/[.A7])*100" table:style-name="ce4">
            <text:p>4.01</text:p>
          </table:table-cell>
          <table:table-cell office:value-type="float" office:value="0.66764543434186407" table:formula="of:=[.F7]-[.A7]" table:style-name="ce1">
            <text:p>0.667645434</text:p>
          </table:table-cell>
          <table:table-cell office:value-type="float" office:value="1.4836565207596979" table:formula="of:=([.I7]/[.A7])*100" table:style-name="ce4">
            <text:p>1.48</text:p>
          </table:table-cell>
          <table:table-cell table:number-columns-repeated="1637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85" table:style-name="ce1">
            <text:p>285</text:p>
          </table:table-cell>
          <table:table-cell office:value-type="float" office:value="361" table:style-name="ce1">
            <text:p>361</text:p>
          </table:table-cell>
          <table:table-cell office:value-type="float" office:value="76" table:formula="of:=[.C8]-[.B8]" table:style-name="ce1">
            <text:p>76</text:p>
          </table:table-cell>
          <table:table-cell office:value-type="float" office:value="52.349019292201902" table:formula="of:=([.$B$29]*[.$B$27])/(2*TAN(RADIANS([.$B$28])/2)*([.D8]))" table:style-name="ce3">
            <text:p>52.349</text:p>
          </table:table-cell>
          <table:table-cell office:value-type="float" office:value="51.278545767541111" table:formula="of:=[.$B$25]*([.D8]^[.$B$26])" table:style-name="ce3">
            <text:p>51.279</text:p>
          </table:table-cell>
          <table:table-cell office:value-type="float" office:value="2.349019292201902" table:formula="of:=[.E8]-[.A8]" table:style-name="ce3">
            <text:p>2.349</text:p>
          </table:table-cell>
          <table:table-cell office:value-type="float" office:value="4.698038584403804" table:formula="of:=([.G8]/[.A8])*100" table:style-name="ce4">
            <text:p>4.70</text:p>
          </table:table-cell>
          <table:table-cell office:value-type="float" office:value="1.2785457675411109" table:formula="of:=[.F8]-[.A8]" table:style-name="ce1">
            <text:p>1.278545768</text:p>
          </table:table-cell>
          <table:table-cell office:value-type="float" office:value="2.5570915350822219" table:formula="of:=([.I8]/[.A8])*100" table:style-name="ce4">
            <text:p>2.56</text:p>
          </table:table-cell>
          <table:table-cell table:number-columns-repeated="16374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286" table:style-name="ce1">
            <text:p>286</text:p>
          </table:table-cell>
          <table:table-cell office:value-type="float" office:value="357" table:style-name="ce1">
            <text:p>357</text:p>
          </table:table-cell>
          <table:table-cell office:value-type="float" office:value="71" table:formula="of:=[.C9]-[.B9]" table:style-name="ce1">
            <text:p>71</text:p>
          </table:table-cell>
          <table:table-cell office:value-type="float" office:value="56.035569946582321" table:formula="of:=([.$B$29]*[.$B$27])/(2*TAN(RADIANS([.$B$28])/2)*([.D9]))" table:style-name="ce3">
            <text:p>56.036</text:p>
          </table:table-cell>
          <table:table-cell office:value-type="float" office:value="55.022190864648358" table:formula="of:=[.$B$25]*([.D9]^[.$B$26])" table:style-name="ce3">
            <text:p>55.022</text:p>
          </table:table-cell>
          <table:table-cell office:value-type="float" office:value="1.0355699465823207" table:formula="of:=[.E9]-[.A9]" table:style-name="ce3">
            <text:p>1.036</text:p>
          </table:table-cell>
          <table:table-cell office:value-type="float" office:value="1.8828544483314922" table:formula="of:=([.G9]/[.A9])*100" table:style-name="ce4">
            <text:p>1.88</text:p>
          </table:table-cell>
          <table:table-cell office:value-type="float" office:value="2.2190864648358399E-2" table:formula="of:=[.F9]-[.A9]" table:style-name="ce1">
            <text:p>0.022190865</text:p>
          </table:table-cell>
          <table:table-cell office:value-type="float" office:value="4.0347026633378906E-2" table:formula="of:=([.I9]/[.A9])*100" table:style-name="ce4">
            <text:p>0.04</text:p>
          </table:table-cell>
          <table:table-cell table:number-columns-repeated="1637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289" table:style-name="ce1">
            <text:p>289</text:p>
          </table:table-cell>
          <table:table-cell office:value-type="float" office:value="355" table:style-name="ce1">
            <text:p>355</text:p>
          </table:table-cell>
          <table:table-cell office:value-type="float" office:value="66" table:formula="of:=[.C10]-[.B10]" table:style-name="ce1">
            <text:p>66</text:p>
          </table:table-cell>
          <table:table-cell office:value-type="float" office:value="60.280688881929464" table:formula="of:=([.$B$29]*[.$B$27])/(2*TAN(RADIANS([.$B$28])/2)*([.D10]))" table:style-name="ce3">
            <text:p>60.281</text:p>
          </table:table-cell>
          <table:table-cell office:value-type="float" office:value="59.343849101815771" table:formula="of:=[.$B$25]*([.D10]^[.$B$26])" table:style-name="ce3">
            <text:p>59.344</text:p>
          </table:table-cell>
          <table:table-cell office:value-type="float" office:value="0.28068888192946417" table:formula="of:=[.E10]-[.A10]" table:style-name="ce3">
            <text:p>0.281</text:p>
          </table:table-cell>
          <table:table-cell office:value-type="float" office:value="0.46781480321577368" table:formula="of:=([.G10]/[.A10])*100" table:style-name="ce4">
            <text:p>0.47</text:p>
          </table:table-cell>
          <table:table-cell office:value-type="float" office:value="-0.65615089818422945" table:formula="of:=[.F10]-[.A10]" table:style-name="ce1">
            <text:p>-0.656150898</text:p>
          </table:table-cell>
          <table:table-cell office:value-type="float" office:value="-1.093584830307049" table:formula="of:=([.I10]/[.A10])*100" table:style-name="ce4">
            <text:p>-1.09</text:p>
          </table:table-cell>
          <table:table-cell table:number-columns-repeated="16374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89" table:style-name="ce1">
            <text:p>289</text:p>
          </table:table-cell>
          <table:table-cell office:value-type="float" office:value="350" table:style-name="ce1">
            <text:p>350</text:p>
          </table:table-cell>
          <table:table-cell office:value-type="float" office:value="61" table:formula="of:=[.C11]-[.B11]" table:style-name="ce1">
            <text:p>61</text:p>
          </table:table-cell>
          <table:table-cell office:value-type="float" office:value="65.221728954218761" table:formula="of:=([.$B$29]*[.$B$27])/(2*TAN(RADIANS([.$B$28])/2)*([.D11]))" table:style-name="ce3">
            <text:p>65.222</text:p>
          </table:table-cell>
          <table:table-cell office:value-type="float" office:value="64.387531897812636" table:formula="of:=[.$B$25]*([.D11]^[.$B$26])" table:style-name="ce3">
            <text:p>64.388</text:p>
          </table:table-cell>
          <table:table-cell office:value-type="float" office:value="0.22172895421876149" table:formula="of:=[.E11]-[.A11]" table:style-name="ce3">
            <text:p>0.222</text:p>
          </table:table-cell>
          <table:table-cell office:value-type="float" office:value="0.34112146802886384" table:formula="of:=([.G11]/[.A11])*100" table:style-name="ce4">
            <text:p>0.34</text:p>
          </table:table-cell>
          <table:table-cell office:value-type="float" office:value="-0.61246810218736414" table:formula="of:=[.F11]-[.A11]" table:style-name="ce1">
            <text:p>-0.612468102</text:p>
          </table:table-cell>
          <table:table-cell office:value-type="float" office:value="-0.942258618749791" table:formula="of:=([.I11]/[.A11])*100" table:style-name="ce4">
            <text:p>-0.94</text:p>
          </table:table-cell>
          <table:table-cell table:number-columns-repeated="16374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93" table:style-name="ce1">
            <text:p>293</text:p>
          </table:table-cell>
          <table:table-cell office:value-type="float" office:value="349" table:style-name="ce1">
            <text:p>349</text:p>
          </table:table-cell>
          <table:table-cell office:value-type="float" office:value="56" table:formula="of:=[.C12]-[.B12]" table:style-name="ce1">
            <text:p>56</text:p>
          </table:table-cell>
          <table:table-cell office:value-type="float" office:value="71.045097610845446" table:formula="of:=([.$B$29]*[.$B$27])/(2*TAN(RADIANS([.$B$28])/2)*([.D12]))" table:style-name="ce3">
            <text:p>71.045</text:p>
          </table:table-cell>
          <table:table-cell office:value-type="float" office:value="70.349215707895723" table:formula="of:=[.$B$25]*([.D12]^[.$B$26])" table:style-name="ce3">
            <text:p>70.349</text:p>
          </table:table-cell>
          <table:table-cell office:value-type="float" office:value="1.0450976108454455" table:formula="of:=[.E12]-[.A12]" table:style-name="ce3">
            <text:p>1.045</text:p>
          </table:table-cell>
          <table:table-cell office:value-type="float" office:value="1.4929965869220649" table:formula="of:=([.G12]/[.A12])*100" table:style-name="ce4">
            <text:p>1.49</text:p>
          </table:table-cell>
          <table:table-cell office:value-type="float" office:value="0.34921570789572343" table:formula="of:=[.F12]-[.A12]" table:style-name="ce1">
            <text:p>0.349215708</text:p>
          </table:table-cell>
          <table:table-cell office:value-type="float" office:value="0.49887958270817634" table:formula="of:=([.I12]/[.A12])*100" table:style-name="ce4">
            <text:p>0.50</text:p>
          </table:table-cell>
          <table:table-cell table:number-columns-repeated="16374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296" table:style-name="ce1">
            <text:p>296</text:p>
          </table:table-cell>
          <table:table-cell office:value-type="float" office:value="348" table:style-name="ce1">
            <text:p>348</text:p>
          </table:table-cell>
          <table:table-cell office:value-type="float" office:value="52" table:formula="of:=[.C13]-[.B13]" table:style-name="ce1">
            <text:p>52</text:p>
          </table:table-cell>
          <table:table-cell office:value-type="float" office:value="76.510105119372014" table:formula="of:=([.$B$29]*[.$B$27])/(2*TAN(RADIANS([.$B$28])/2)*([.D13]))" table:style-name="ce3">
            <text:p>76.510</text:p>
          </table:table-cell>
          <table:table-cell office:value-type="float" office:value="75.959836491805817" table:formula="of:=[.$B$25]*([.D13]^[.$B$26])" table:style-name="ce3">
            <text:p>75.960</text:p>
          </table:table-cell>
          <table:table-cell office:value-type="float" office:value="1.5101051193720139" table:formula="of:=[.E13]-[.A13]" table:style-name="ce3">
            <text:p>1.510</text:p>
          </table:table-cell>
          <table:table-cell office:value-type="float" office:value="2.0134734924960185" table:formula="of:=([.G13]/[.A13])*100" table:style-name="ce4">
            <text:p>2.01</text:p>
          </table:table-cell>
          <table:table-cell office:value-type="float" office:value="0.95983649180581665" table:formula="of:=[.F13]-[.A13]" table:style-name="ce1">
            <text:p>0.959836492</text:p>
          </table:table-cell>
          <table:table-cell office:value-type="float" office:value="1.2797819890744222" table:formula="of:=([.I13]/[.A13])*100" table:style-name="ce4">
            <text:p>1.28</text:p>
          </table:table-cell>
          <table:table-cell table:number-columns-repeated="16374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96" table:style-name="ce1">
            <text:p>296</text:p>
          </table:table-cell>
          <table:table-cell office:value-type="float" office:value="345" table:style-name="ce1">
            <text:p>345</text:p>
          </table:table-cell>
          <table:table-cell office:value-type="float" office:value="49" table:formula="of:=[.C14]-[.B14]" table:style-name="ce1">
            <text:p>49</text:p>
          </table:table-cell>
          <table:table-cell office:value-type="float" office:value="81.194397269537646" table:formula="of:=([.$B$29]*[.$B$27])/(2*TAN(RADIANS([.$B$28])/2)*([.D14]))" table:style-name="ce3">
            <text:p>81.194</text:p>
          </table:table-cell>
          <table:table-cell office:value-type="float" office:value="80.780298815164045" table:formula="of:=[.$B$25]*([.D14]^[.$B$26])" table:style-name="ce3">
            <text:p>80.780</text:p>
          </table:table-cell>
          <table:table-cell office:value-type="float" office:value="1.1943972695376459" table:formula="of:=[.E14]-[.A14]" table:style-name="ce3">
            <text:p>1.194</text:p>
          </table:table-cell>
          <table:table-cell office:value-type="float" office:value="1.4929965869220574" table:formula="of:=([.G14]/[.A14])*100" table:style-name="ce4">
            <text:p>1.49</text:p>
          </table:table-cell>
          <table:table-cell office:value-type="float" office:value="0.78029881516404487" table:formula="of:=[.F14]-[.A14]" table:style-name="ce1">
            <text:p>0.780298815</text:p>
          </table:table-cell>
          <table:table-cell office:value-type="float" office:value="0.97537351895505608" table:formula="of:=([.I14]/[.A14])*100" table:style-name="ce4">
            <text:p>0.98</text:p>
          </table:table-cell>
          <table:table-cell table:number-columns-repeated="16374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298" table:style-name="ce1">
            <text:p>298</text:p>
          </table:table-cell>
          <table:table-cell office:value-type="float" office:value="346" table:style-name="ce1">
            <text:p>346</text:p>
          </table:table-cell>
          <table:table-cell office:value-type="float" office:value="48" table:formula="of:=[.C15]-[.B15]" table:style-name="ce1">
            <text:p>48</text:p>
          </table:table-cell>
          <table:table-cell office:value-type="float" office:value="82.885947212653022" table:formula="of:=([.$B$29]*[.$B$27])/(2*TAN(RADIANS([.$B$28])/2)*([.D15]))" table:style-name="ce3">
            <text:p>82.886</text:p>
          </table:table-cell>
          <table:table-cell office:value-type="float" office:value="82.523474587100679" table:formula="of:=[.$B$25]*([.D15]^[.$B$26])" table:style-name="ce3">
            <text:p>82.523</text:p>
          </table:table-cell>
          <table:table-cell office:value-type="float" office:value="-2.1140527873469779" table:formula="of:=[.E15]-[.A15]" table:style-name="ce3">
            <text:p>-2.114</text:p>
          </table:table-cell>
          <table:table-cell office:value-type="float" office:value="-2.4871209262905625" table:formula="of:=([.G15]/[.A15])*100" table:style-name="ce4">
            <text:p>-2.49</text:p>
          </table:table-cell>
          <table:table-cell office:value-type="float" office:value="-2.4765254128993206" table:formula="of:=[.F15]-[.A15]" table:style-name="ce1">
            <text:p>-2.476525413</text:p>
          </table:table-cell>
          <table:table-cell office:value-type="float" office:value="-2.9135593092933183" table:formula="of:=([.I15]/[.A15])*100" table:style-name="ce4">
            <text:p>-2.91</text:p>
          </table:table-cell>
          <table:table-cell table:number-columns-repeated="1637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300" table:style-name="ce1">
            <text:p>300</text:p>
          </table:table-cell>
          <table:table-cell office:value-type="float" office:value="344" table:style-name="ce1">
            <text:p>344</text:p>
          </table:table-cell>
          <table:table-cell office:value-type="float" office:value="44" table:formula="of:=[.C16]-[.B16]" table:style-name="ce1">
            <text:p>44</text:p>
          </table:table-cell>
          <table:table-cell office:value-type="float" office:value="90.421033322894189" table:formula="of:=([.$B$29]*[.$B$27])/(2*TAN(RADIANS([.$B$28])/2)*([.D16]))" table:style-name="ce3">
            <text:p>90.421</text:p>
          </table:table-cell>
          <table:table-cell office:value-type="float" office:value="90.303513936080691" table:formula="of:=[.$B$25]*([.D16]^[.$B$26])" table:style-name="ce3">
            <text:p>90.304</text:p>
          </table:table-cell>
          <table:table-cell office:value-type="float" office:value="0.42103332289418915" table:formula="of:=[.E16]-[.A16]" table:style-name="ce3">
            <text:p>0.421</text:p>
          </table:table-cell>
          <table:table-cell office:value-type="float" office:value="0.46781480321576574" table:formula="of:=([.G16]/[.A16])*100" table:style-name="ce4">
            <text:p>0.47</text:p>
          </table:table-cell>
          <table:table-cell office:value-type="float" office:value="0.30351393608069088" table:formula="of:=[.F16]-[.A16]" table:style-name="ce1">
            <text:p>0.303513936</text:p>
          </table:table-cell>
          <table:table-cell office:value-type="float" office:value="0.3372377067563232" table:formula="of:=([.I16]/[.A16])*100" table:style-name="ce4">
            <text:p>0.34</text:p>
          </table:table-cell>
          <table:table-cell table:number-columns-repeated="1637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301" table:style-name="ce1">
            <text:p>301</text:p>
          </table:table-cell>
          <table:table-cell office:value-type="float" office:value="343" table:style-name="ce1">
            <text:p>343</text:p>
          </table:table-cell>
          <table:table-cell office:value-type="float" office:value="42" table:formula="of:=[.C17]-[.B17]" table:style-name="ce1">
            <text:p>42</text:p>
          </table:table-cell>
          <table:table-cell office:value-type="float" office:value="94.726796814460585" table:formula="of:=([.$B$29]*[.$B$27])/(2*TAN(RADIANS([.$B$28])/2)*([.D17]))" table:style-name="ce3">
            <text:p>94.727</text:p>
          </table:table-cell>
          <table:table-cell office:value-type="float" office:value="94.759705127222716" table:formula="of:=[.$B$25]*([.D17]^[.$B$26])" table:style-name="ce3">
            <text:p>94.760</text:p>
          </table:table-cell>
          <table:table-cell office:value-type="float" office:value="-0.27320318553941547" table:formula="of:=[.E17]-[.A17]" table:style-name="ce3">
            <text:p>-0.273</text:p>
          </table:table-cell>
          <table:table-cell office:value-type="float" office:value="-0.28758230056780576" table:formula="of:=([.G17]/[.A17])*100" table:style-name="ce4">
            <text:p>-0.29</text:p>
          </table:table-cell>
          <table:table-cell office:value-type="float" office:value="-0.24029487277728379" table:formula="of:=[.F17]-[.A17]" table:style-name="ce1">
            <text:p>-0.240294873</text:p>
          </table:table-cell>
          <table:table-cell office:value-type="float" office:value="-0.25294197134450924" table:formula="of:=([.I17]/[.A17])*100" table:style-name="ce4">
            <text:p>-0.25</text:p>
          </table:table-cell>
          <table:table-cell table:number-columns-repeated="16374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02" table:style-name="ce1">
            <text:p>302</text:p>
          </table:table-cell>
          <table:table-cell office:value-type="float" office:value="342" table:style-name="ce1">
            <text:p>342</text:p>
          </table:table-cell>
          <table:table-cell office:value-type="float" office:value="40" table:formula="of:=[.C18]-[.B18]" table:style-name="ce1">
            <text:p>40</text:p>
          </table:table-cell>
          <table:table-cell office:value-type="float" office:value="99.463136655183604" table:formula="of:=([.$B$29]*[.$B$27])/(2*TAN(RADIANS([.$B$28])/2)*([.D18]))" table:style-name="ce3">
            <text:p>99.463</text:p>
          </table:table-cell>
          <table:table-cell office:value-type="float" office:value="99.669800293870139" table:formula="of:=[.$B$25]*([.D18]^[.$B$26])" table:style-name="ce3">
            <text:p>99.670</text:p>
          </table:table-cell>
          <table:table-cell office:value-type="float" office:value="-0.53686334481639619" table:formula="of:=[.E18]-[.A18]" table:style-name="ce3">
            <text:p>-0.537</text:p>
          </table:table-cell>
          <table:table-cell office:value-type="float" office:value="-0.53686334481639619" table:formula="of:=([.G18]/[.A18])*100" table:style-name="ce4">
            <text:p>-0.54</text:p>
          </table:table-cell>
          <table:table-cell office:value-type="float" office:value="-0.33019970612986072" table:formula="of:=[.F18]-[.A18]" table:style-name="ce1">
            <text:p>-0.330199706</text:p>
          </table:table-cell>
          <table:table-cell office:value-type="float" office:value="-0.33019970612986072" table:formula="of:=([.I18]/[.A18])*100" table:style-name="ce4">
            <text:p>-0.33</text:p>
          </table:table-cell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1"/>
          <table:table-cell table:number-columns-repeated="2" table:style-name="ce3"/>
          <table:table-cell table:style-name="ce1"/>
          <table:table-cell table:style-name="ce4"/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4543.3201292379999" table:style-name="ce1">
            <text:p>4543.320129</text:p>
          </table:table-cell>
          <table:table-cell table:number-columns-repeated="2" table:style-name="ce1"/>
          <table:table-cell table:number-columns-repeated="2" table:style-name="ce3"/>
          <table:table-cell table:style-name="ce1"/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-1.0354229928000001" table:style-name="ce1">
            <text:p>-1.035422993</text:p>
          </table:table-cell>
          <table:table-cell table:number-columns-repeated="2" table:style-name="ce1"/>
          <table:table-cell table:number-columns-repeated="2" table:style-name="ce3"/>
          <table:table-cell table:style-name="ce1"/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1">
            <text:p>x0</text:p>
          </table:table-cell>
          <table:table-cell office:value-type="float" office:value="640" table:style-name="ce1">
            <text:p>640</text:p>
          </table:table-cell>
          <table:table-cell table:number-columns-repeated="2" table:style-name="ce1"/>
          <table:table-cell table:number-columns-repeated="2" table:style-name="ce3"/>
          <table:table-cell table:style-name="ce1"/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1">
            <text:p>theta0</text:p>
          </table:table-cell>
          <table:table-cell office:value-type="float" office:value="62.2" table:style-name="ce1">
            <text:p>62.2</text:p>
          </table:table-cell>
          <table:table-cell table:number-columns-repeated="2" table:style-name="ce1"/>
          <table:table-cell table:number-columns-repeated="2" table:style-name="ce3"/>
          <table:table-cell table:style-name="ce1"/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7.5" table:style-name="ce1">
            <text:p>7.5</text:p>
          </table:table-cell>
          <table:table-cell table:number-columns-repeated="2" table:style-name="ce1"/>
          <table:table-cell table:number-columns-repeated="2" table:style-name="ce3"/>
          <table:table-cell table:style-name="ce1"/>
          <table:table-cell table:style-name="ce4"/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2.2735844425364413" table:formula="of:=((100*100)/[.B29])*TAN(RADIANS(0.0977))" table:style-name="ce4">
            <text:p>2.27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number-style style:name="N37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Oliver</dc:creator>
    <meta:creation-date>2018-04-14T10:41:11Z</meta:creation-date>
    <dc:date>2018-04-15T17:24:25Z</dc:date>
    <meta:editing-cycles>5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1042in" svg:stroke-color="#4472c4" svg:stroke-opacity="100%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 chart:regression-type="power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Mi1">
      <style:graphic-properties draw:fill="none" draw:stroke="solid" svg:stroke-width="0.01042in" svg:stroke-color="#f2f2f2" svg:stroke-opacity="100%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573.5215748031496pt" svg:width="873.335905511811pt" chart:style-name="Crt0">
        <chart:title chart:style-name="CT00">
          <text:p text:style-name="a0" text:class-names="" text:cond-style-name="">Measured disparity to distance values</text:p>
        </chart:title>
        <chart:legend chart:legend-position="top" chart:legend-align="center" chart:style-name="Lgnd"/>
        <chart:plot-area svg:x="32.58212598425196pt" svg:y="94.18448818897637pt" svg:width="823.3570078740157pt" svg:height="463.3962992125984pt" chart:style-name="Plt0">
          <chart:axis chart:dimension="y" chart:name="primary-y" chart:style-name="Axs0">
            <chart:title chart:style-name="AT00">
              <text:p text:style-name="a1" text:class-names="" text:cond-style-name="">Distance to object in cm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Image disparity in pixel</text:p>
            </chart:title>
            <chart:grid chart:class="major" chart:style-name="GMa1"/>
            <chart:grid chart:class="minor" chart:style-name="GMi1"/>
          </chart:axis>
          <chart:series chart:values-cell-range-address="Sheet1.$A$2:.$A$18" chart:class="chart:scatter" chart:attached-axis="primary-y" chart:style-name="G0S0">
            <chart:domain table:cell-range-address="Sheet1.$D$2:.$D$18"/>
            <chart:regression-curve chart:style-name="T000">
              <chart:equation chart:automatic-content="true" chart:display-equation="true" chart:display-r-square="true" svg:x="670.6609448818898pt" svg:y="367.4869291338582pt" chart:style-name="TL000"/>
            </chart:regression-curve>
            <chart:data-point chart:repeated="17"/>
          </chart:series>
          <chart:series chart:values-cell-range-address="Sheet1.$F$2:.$F$18" chart:class="chart:scatter" chart:attached-axis="primary-y" chart:style-name="G0S1">
            <chart:domain table:cell-range-address="Sheet1.$D$2:.$D$18"/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scatter" svg:height="885.0pt" svg:width="1299.545511811024pt" chart:style-name="Crt0">
        <chart:title chart:style-name="CT00">
          <text:p text:style-name="a0" text:class-names="" text:cond-style-name="">Deviation of values from cerrext Measurement<text:line-break/></text:p>
        </chart:title>
        <chart:legend svg:x="880.4551968503937pt" svg:y="154.889842519685pt" chart:style-name="Lgnd"/>
        <chart:plot-area svg:x="110.6205511811024pt" svg:y="62.14228346456693pt" svg:width="1155.414488188976pt" svg:height="805.8461417322835pt" chart:style-name="Plt0">
          <chart:axis chart:dimension="x" chart:name="primary-x" chart:style-name="Axs0">
            <chart:title chart:style-name="AT00">
              <text:p text:style-name="a1" text:class-names="" text:cond-style-name="">Distance From camera in cm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Deviation from correct mMeasurement in %</text:p>
            </chart:title>
            <chart:grid chart:class="major" chart:style-name="GMa1"/>
          </chart:axis>
          <chart:series chart:values-cell-range-address="Sheet1.$H$2:.$H$18" chart:class="chart:scatter" chart:attached-axis="primary-y" chart:style-name="G0S0">
            <chart:domain table:cell-range-address="Sheet1.$A$2:.$A$18"/>
            <chart:data-point chart:repeated="17"/>
          </chart:series>
          <chart:series chart:values-cell-range-address="Sheet1.$J$2:.$J$18" chart:class="chart:scatter" chart:attached-axis="primary-y" chart:style-name="G0S1">
            <chart:domain table:cell-range-address="Sheet1.$A$2:.$A$18"/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